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000000" draw:textarea-horizontal-align="center" draw:textarea-vertical-align="middle"/>
    </style:style>
    <style:style style:name="gr2" style:family="graphic" style:parent-style-name="standard">
      <style:graphic-properties draw:fill="solid" draw:fill-color="#ffffff" draw:textarea-horizontal-align="left" draw:textarea-vertical-align="top" draw:fit-to-size="false" draw:fit-to-contour="false" fo:padding-top="0.2cm" fo:padding-bottom="0.2cm" fo:padding-left="0.2cm" fo:padding-right="0.2cm"/>
    </style:style>
    <style:style style:name="gr3" style:family="graphic" style:parent-style-name="standard">
      <style:graphic-properties draw:stroke="dash" draw:stroke-dash="Fine_20_Dashed_20__28_var_29_" draw:fill="hatch" draw:fill-color="#000000" draw:fill-hatch-name="Black_20_45_20_Degrees" draw:textarea-horizontal-align="center" draw:textarea-vertical-align="middle"/>
    </style:style>
    <style:style style:name="gr4" style:family="graphic" style:parent-style-name="standard">
      <style:graphic-properties draw:stroke="dash" draw:stroke-dash="Fine_20_Dashed_20__28_var_29_" draw:fill="solid" draw:fill-color="#ffffff" draw:textarea-horizontal-align="left" draw:textarea-vertical-align="top" draw:fit-to-size="false" draw:fit-to-contour="false" fo:padding-top="0.2cm" fo:padding-bottom="0.2cm" fo:padding-left="0.2cm" fo:padding-right="0.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fo:min-height="2.25cm"/>
    </style:style>
    <style:style style:name="gr7" style:family="graphic" style:parent-style-name="standard">
      <style:graphic-properties draw:textarea-horizontal-align="center" draw:textarea-vertical-align="middle"/>
    </style:style>
    <style:style style:name="gr8" style:family="graphic" style:parent-style-name="standard">
      <style:graphic-properties draw:textarea-horizontal-align="center" draw:textarea-vertical-align="middle"/>
    </style:style>
    <style:style style:name="gr9" style:family="graphic" style:parent-style-name="standard">
      <style:graphic-properties draw:textarea-horizontal-align="justify" draw:textarea-vertical-align="middle" draw:auto-grow-height="false"/>
    </style:style>
    <style:style style:name="gr10" style:family="graphic" style:parent-style-name="standard">
      <style:graphic-properties draw:fill="solid" draw:fill-color="#cccccc" draw:textarea-horizontal-align="justify" draw:textarea-vertical-align="middle" draw:auto-grow-height="false"/>
    </style:style>
    <style:style style:name="gr11" style:family="graphic" style:parent-style-name="standard">
      <style:graphic-properties draw:fill="solid" draw:fill-color="#ffff99" draw:textarea-horizontal-align="center" draw:textarea-vertical-align="middle"/>
    </style:style>
    <style:style style:name="gr12" style:family="graphic" style:parent-style-name="standard">
      <style:graphic-properties draw:textarea-horizontal-align="justify" draw:textarea-vertical-align="middle" draw:auto-grow-height="false"/>
    </style:style>
    <style:style style:name="gr13" style:family="graphic" style:parent-style-name="standard">
      <style:graphic-properties draw:marker-end="Arrow" draw:marker-end-width="0.3cm" draw:textarea-horizontal-align="center" draw:textarea-vertical-align="middle"/>
    </style:style>
    <style:style style:name="gr14" style:family="graphic" style:parent-style-name="standard">
      <style:graphic-properties draw:stroke="dash" draw:stroke-dash="Fine_20_Dashed_20__28_var_29_" draw:textarea-horizontal-align="center" draw:textarea-vertical-align="middle"/>
    </style:style>
    <style:style style:name="gr15" style:family="graphic" style:parent-style-name="standard">
      <style:graphic-properties draw:stroke="none" draw:fill="solid" draw:fill-color="#ffffff" draw:textarea-horizontal-align="left" draw:textarea-vertical-align="middle" fo:padding-top="0.55cm" fo:padding-bottom="0.55cm" fo:padding-left="0.39cm" fo:padding-right="0.39cm"/>
    </style:style>
    <style:style style:name="gr16" style:family="graphic" style:parent-style-name="standard">
      <style:graphic-properties draw:fill-color="#000000" draw:textarea-horizontal-align="left" draw:textarea-vertical-align="middle" fo:padding-top="0.55cm" fo:padding-bottom="0.55cm" fo:padding-left="0.39cm" fo:padding-right="0.39cm"/>
    </style:style>
    <style:style style:name="gr17" style:family="graphic" style:parent-style-name="standard">
      <style:graphic-properties draw:fill="none" draw:textarea-horizontal-align="center" draw:textarea-vertical-align="middle"/>
    </style:style>
    <style:style style:name="gr18" style:family="graphic" style:parent-style-name="standard">
      <style:graphic-properties svg:stroke-color="#b3b3b3" draw:textarea-horizontal-align="center" draw:textarea-vertical-align="middle"/>
    </style:style>
    <style:style style:name="gr19" style:family="graphic" style:parent-style-name="standard">
      <style:graphic-properties draw:stroke="dash" draw:stroke-dash="Normal_20_gestrichelt" draw:fill="none" draw:textarea-horizontal-align="center" draw:textarea-vertical-align="middle"/>
    </style:style>
    <style:style style:name="gr20" style:family="graphic" style:parent-style-name="standard">
      <style:graphic-properties draw:stroke="none" draw:fill="solid" draw:fill-color="#dc2300" draw:textarea-horizontal-align="justify" draw:textarea-vertical-align="middle" draw:auto-grow-height="false"/>
    </style:style>
    <style:style style:name="gr21" style:family="graphic" style:parent-style-name="standard">
      <style:graphic-properties draw:fill="solid" draw:fill-color="#ffcc99" draw:fill-gradient-name="Gradient_20_7" draw:textarea-horizontal-align="center" draw:textarea-vertical-align="middle"/>
    </style:style>
    <style:style style:name="gr22" style:family="graphic" style:parent-style-name="standard">
      <style:graphic-properties draw:fill="solid" draw:fill-color="#ffffff" draw:fill-gradient-name="Gradient_20_8" draw:textarea-horizontal-align="center" draw:textarea-vertical-align="middle"/>
    </style:style>
    <style:style style:name="gr23" style:family="graphic" style:parent-style-name="standard">
      <style:graphic-properties draw:fill="solid" draw:fill-color="#ffcc99" draw:fill-gradient-name="Gradient_20_8" draw:textarea-horizontal-align="center" draw:textarea-vertical-align="middle"/>
    </style:style>
    <style:style style:name="gr24" style:family="graphic" style:parent-style-name="standard">
      <style:graphic-properties draw:fill="solid" draw:fill-color="#94bd5e" draw:fill-gradient-name="Gradient_20_8" draw:textarea-horizontal-align="center" draw:textarea-vertical-align="middle"/>
    </style:style>
    <style:style style:name="gr25" style:family="graphic" style:parent-style-name="standard">
      <style:graphic-properties draw:fill="solid" draw:fill-color="#99ccff" draw:fill-gradient-name="Gradient_20_8" draw:textarea-horizontal-align="center" draw:textarea-vertical-align="middle"/>
    </style:style>
    <style:style style:name="gr26" style:family="graphic" style:parent-style-name="standard">
      <style:graphic-properties svg:stroke-width="0.05cm" draw:marker-start-width="0.075cm" draw:marker-end-width="0.075cm" draw:fill="none" draw:textarea-horizontal-align="center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fo:font-size="10pt" fo:font-weight="bold" style:font-size-asian="10pt" style:font-weight-asian="bold" style:font-size-complex="10pt" style:font-weight-complex="bold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size="10pt" style:font-size-asian="10pt" style:font-size-complex="10pt"/>
    </style:style>
    <style:style style:name="P5" style:family="paragraph">
      <style:text-properties fo:font-size="10pt" fo:font-weight="bold" style:font-size-asian="18pt" style:font-size-complex="18pt"/>
    </style:style>
    <style:style style:name="P6" style:family="paragraph">
      <style:paragraph-properties fo:text-align="center"/>
      <style:text-properties fo:font-size="10pt" fo:font-weight="bold" style:font-size-asian="18pt" style:font-size-complex="18pt"/>
    </style:style>
    <style:style style:name="P7" style:family="paragraph">
      <style:text-properties fo:font-size="12pt" fo:font-weight="bold" style:font-size-asian="18pt" style:font-size-complex="18pt"/>
    </style:style>
    <style:style style:name="P8" style:family="paragraph">
      <style:paragraph-properties fo:text-align="end"/>
    </style:style>
    <style:style style:name="P9" style:family="paragraph">
      <style:paragraph-properties fo:text-align="end"/>
      <style:text-properties fo:font-size="12pt" fo:font-weight="bold" style:font-size-asian="18pt" style:font-size-complex="18pt"/>
    </style:style>
    <style:style style:name="P10" style:family="paragraph">
      <style:paragraph-properties fo:text-align="center"/>
      <style:text-properties fo:font-weight="bold"/>
    </style:style>
    <style:style style:name="P11" style:family="paragraph">
      <style:paragraph-properties fo:text-align="center"/>
      <style:text-properties fo:font-style="italic" style:font-style-asian="italic" style:font-style-complex="italic"/>
    </style:style>
    <style:style style:name="P12" style:family="paragraph">
      <style:paragraph-properties fo:text-align="center"/>
      <style:text-properties fo:font-family="Helvetica" style:font-family-generic="swiss" style:font-pitch="variable"/>
    </style:style>
    <style:style style:name="P13" style:family="paragraph">
      <style:paragraph-properties fo:text-align="start">
        <style:tab-stops>
          <style:tab-stop style:position="11.74cm" style:type="right"/>
        </style:tab-stops>
      </style:paragraph-properties>
    </style:style>
    <style:style style:name="P14" style:family="paragraph">
      <style:paragraph-properties fo:text-align="start">
        <style:tab-stops>
          <style:tab-stop style:position="11.74cm" style:type="right"/>
        </style:tab-stops>
      </style:paragraph-properties>
      <style:text-properties fo:color="#b3b3b3" fo:font-family="Helvetica" style:font-family-generic="swiss" style:font-pitch="variable" fo:font-size="22.2000007629395pt" fo:font-weight="normal" style:font-size-asian="18pt" style:font-weight-asian="normal" style:font-size-complex="18pt" style:font-weight-complex="normal"/>
    </style:style>
    <style:style style:name="P15" style:family="paragraph">
      <style:text-properties fo:font-family="Helvetica" style:font-family-generic="swiss" style:font-pitch="variable"/>
    </style:style>
    <style:style style:name="P16" style:family="paragraph">
      <style:paragraph-properties fo:text-align="start">
        <style:tab-stops>
          <style:tab-stop style:position="11.74cm" style:type="right"/>
        </style:tab-stops>
      </style:paragraph-properties>
      <style:text-properties fo:color="#ffffff" fo:font-family="Helvetica" style:font-family-generic="swiss" style:font-pitch="variable" fo:font-size="22.2000007629395pt" fo:font-weight="bold" style:font-size-asian="18pt" style:font-size-complex="18pt"/>
    </style:style>
    <style:style style:name="P17" style:family="paragraph">
      <style:paragraph-properties fo:text-align="start">
        <style:tab-stops>
          <style:tab-stop style:position="11.74cm" style:type="right"/>
        </style:tab-stops>
      </style:paragraph-properties>
      <style:text-properties fo:color="#000000" fo:font-family="Helvetica" style:font-family-generic="swiss" style:font-pitch="variable" fo:font-size="22.2000007629395pt" fo:font-weight="bold" style:font-size-asian="18pt" style:font-size-complex="18pt"/>
    </style:style>
    <style:style style:name="P18" style:family="paragraph">
      <style:text-properties fo:font-family="Helvetica" style:font-family-generic="swiss" style:font-pitch="variable" fo:font-size="10pt"/>
    </style:style>
    <style:style style:name="P19" style:family="paragraph">
      <style:paragraph-properties fo:text-align="start">
        <style:tab-stops>
          <style:tab-stop style:position="1.57cm"/>
          <style:tab-stop style:position="11.74cm" style:type="right"/>
        </style:tab-stops>
      </style:paragraph-properties>
    </style:style>
    <style:style style:name="P20" style:family="paragraph">
      <style:paragraph-properties fo:text-align="start">
        <style:tab-stops>
          <style:tab-stop style:position="1.605cm"/>
          <style:tab-stop style:position="11.74cm" style:type="right"/>
        </style:tab-stops>
      </style:paragraph-properties>
    </style:style>
    <style:style style:name="P21" style:family="paragraph">
      <style:paragraph-properties fo:text-align="center"/>
      <style:text-properties fo:color="#ffffff" fo:font-family="Helvetica" style:font-family-generic="swiss" style:font-pitch="variable" fo:font-size="18.8999996185303pt" fo:font-weight="normal" style:font-size-asian="18pt" style:font-weight-asian="normal" style:font-size-complex="18pt" style:font-weight-complex="normal"/>
    </style:style>
    <style:style style:name="P22" style:family="paragraph">
      <style:paragraph-properties fo:text-align="center"/>
      <style:text-properties fo:font-size="11pt" style:font-size-asian="18pt" style:font-size-complex="18pt"/>
    </style:style>
    <style:style style:name="P23" style:family="paragraph">
      <style:paragraph-properties fo:text-align="center"/>
      <style:text-properties fo:font-size="11pt" fo:font-weight="bold" style:font-size-asian="18pt" style:font-size-complex="18pt"/>
    </style:style>
    <style:style style:name="T1" style:family="text">
      <style:text-properties fo:color="#ffffff" fo:font-size="10pt" fo:font-weight="bold" style:font-size-asian="10pt" style:font-weight-asian="bold" style:font-size-complex="10pt" style:font-weight-complex="bold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fo:font-weight="bold" style:font-size-asian="18pt" style:font-size-complex="18pt"/>
    </style:style>
    <style:style style:name="T4" style:family="text">
      <style:text-properties fo:font-size="12pt" fo:font-weight="bold" style:font-size-asian="18pt" style:font-size-complex="18pt"/>
    </style:style>
    <style:style style:name="T5" style:family="text">
      <style:text-properties fo:font-weight="bold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color="#b3b3b3" fo:font-family="Helvetica" style:font-family-generic="swiss" style:font-pitch="variable" fo:font-size="22.2000007629395pt" fo:font-weight="normal" style:font-size-asian="18pt" style:font-weight-asian="normal" style:font-size-complex="18pt" style:font-weight-complex="normal"/>
    </style:style>
    <style:style style:name="T8" style:family="text">
      <style:text-properties fo:font-family="Helvetica" style:font-family-generic="swiss" style:font-pitch="variable"/>
    </style:style>
    <style:style style:name="T9" style:family="text">
      <style:text-properties fo:color="#ffffff" fo:font-family="Helvetica" style:font-family-generic="swiss" style:font-pitch="variable" fo:font-size="22.2000007629395pt" fo:font-weight="bold" style:font-size-asian="18pt" style:font-size-complex="18pt"/>
    </style:style>
    <style:style style:name="T10" style:family="text">
      <style:text-properties fo:color="#ffffff" fo:font-family="Helvetica" style:font-family-generic="swiss" style:font-pitch="variable" fo:font-size="22.2000007629395pt" fo:font-weight="normal" style:font-size-asian="18pt" style:font-weight-asian="normal" style:font-size-complex="18pt" style:font-weight-complex="normal"/>
    </style:style>
    <style:style style:name="T11" style:family="text">
      <style:text-properties fo:color="#000000" fo:font-family="Helvetica" style:font-family-generic="swiss" style:font-pitch="variable" fo:font-size="22.2000007629395pt" fo:font-weight="bold" style:font-size-asian="18pt" style:font-size-complex="18pt"/>
    </style:style>
    <style:style style:name="T12" style:family="text">
      <style:text-properties fo:font-family="Helvetica" style:font-family-generic="swiss" style:font-pitch="variable" fo:font-size="10pt"/>
    </style:style>
    <style:style style:name="T13" style:family="text">
      <style:text-properties fo:color="#000000" fo:font-family="Helvetica" style:font-family-generic="swiss" style:font-pitch="variable" fo:font-size="22.2000007629395pt" fo:font-weight="normal" style:font-size-asian="18pt" style:font-weight-asian="normal" style:font-size-complex="18pt" style:font-weight-complex="normal"/>
    </style:style>
    <style:style style:name="T14" style:family="text">
      <style:text-properties fo:color="#999999" fo:font-family="Helvetica" style:font-family-generic="swiss" style:font-pitch="variable" fo:font-size="22.2000007629395pt" fo:font-weight="normal" style:font-size-asian="18pt" style:font-weight-asian="normal" style:font-size-complex="18pt" style:font-weight-complex="normal"/>
    </style:style>
    <style:style style:name="T15" style:family="text">
      <style:text-properties fo:color="#ffffff" fo:font-family="Helvetica" style:font-family-generic="swiss" style:font-pitch="variable" fo:font-size="18.8999996185303pt" fo:font-weight="normal" style:font-size-asian="18pt" style:font-weight-asian="normal" style:font-size-complex="18pt" style:font-weight-complex="normal"/>
    </style:style>
    <style:style style:name="T16" style:family="text">
      <style:text-properties fo:font-size="11pt" fo:font-weight="bold" style:font-size-asian="18pt" style:font-size-complex="18pt"/>
    </style:style>
    <style:style style:name="T17" style:family="text">
      <style:text-properties fo:font-size="11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Datamodel" draw:style-name="dp1" draw:master-page-name="Standard">
        <draw:g>
          <draw:rect draw:style-name="gr1" draw:text-style-name="P2" draw:layer="layout" svg:width="4cm" svg:height="0.5cm" svg:x="11.698cm" svg:y="7.5cm">
            <text:p text:style-name="P1"><text:span text:style-name="T1">Item</text:span></text:p>
          </draw:rect>
          <draw:rect draw:style-name="gr2" draw:text-style-name="P4" draw:layer="layout" svg:width="4cm" svg:height="3.5cm" svg:x="11.698cm" svg:y="8cm">
            <text:p text:style-name="P3"><text:span text:style-name="T2">Represents the base </text:span></text:p>
            <text:p text:style-name="P3"><text:span text:style-name="T2">text of an item, which </text:span></text:p>
            <text:p text:style-name="P3"><text:span text:style-name="T2">can be used in many </text:span></text:p>
            <text:p text:style-name="P3"><text:span text:style-name="T2">lists. </text:span></text:p>
            <text:p text:style-name="P3"><text:span text:style-name="T2">The item only </text:span></text:p>
            <text:p text:style-name="P3"><text:span text:style-name="T2">contains the text.</text:span></text:p>
          </draw:rect>
        </draw:g>
        <draw:g>
          <draw:rect draw:style-name="gr1" draw:text-style-name="P2" draw:layer="layout" svg:width="4cm" svg:height="0.5cm" svg:x="16.698cm" svg:y="2.5cm">
            <text:p text:style-name="P1"><text:span text:style-name="T1">Note</text:span></text:p>
          </draw:rect>
          <draw:rect draw:style-name="gr2" draw:text-style-name="P4" draw:layer="layout" svg:width="4cm" svg:height="3.5cm" svg:x="16.698cm" svg:y="3cm">
            <text:p text:style-name="P3"><text:span text:style-name="T2">A note can contain </text:span></text:p>
            <text:p text:style-name="P3"><text:span text:style-name="T2">many Items. The note</text:span></text:p>
            <text:p text:style-name="P3"><text:span text:style-name="T2">itself only has a name.</text:span></text:p>
          </draw:rect>
        </draw:g>
        <draw:g>
          <draw:rect draw:style-name="gr1" draw:text-style-name="P2" draw:layer="layout" svg:width="4cm" svg:height="0.5cm" svg:x="16.698cm" svg:y="7.5cm">
            <text:p text:style-name="P1"><text:span text:style-name="T1">NoteItem</text:span></text:p>
          </draw:rect>
          <draw:rect draw:style-name="gr2" draw:text-style-name="P4" draw:layer="layout" svg:width="4cm" svg:height="3.5cm" svg:x="16.698cm" svg:y="8cm">
            <text:p text:style-name="P3"><text:span text:style-name="T2">Items are not added </text:span></text:p>
            <text:p text:style-name="P3"><text:span text:style-name="T2">directly to the note. </text:span></text:p>
            <text:p text:style-name="P3"><text:span text:style-name="T2">Instead NoteItems </text:span></text:p>
            <text:p text:style-name="P3"><text:span text:style-name="T2">contain the reference </text:span></text:p>
            <text:p text:style-name="P3"><text:span text:style-name="T2">to the item and </text:span></text:p>
            <text:p text:style-name="P3"><text:span text:style-name="T2">additional parameters,</text:span></text:p>
            <text:p text:style-name="P3"><text:span text:style-name="T2">such as quantity and </text:span></text:p>
            <text:p text:style-name="P3"><text:span text:style-name="T2">ticked flag.</text:span></text:p>
          </draw:rect>
        </draw:g>
        <draw:g>
          <draw:rect draw:style-name="gr1" draw:text-style-name="P2" draw:layer="layout" svg:width="4cm" svg:height="0.5cm" svg:x="21.698cm" svg:y="2.5cm">
            <text:p text:style-name="P1"><text:span text:style-name="T1">Location</text:span></text:p>
          </draw:rect>
          <draw:rect draw:style-name="gr2" draw:text-style-name="P4" draw:layer="layout" svg:width="4cm" svg:height="3.5cm" svg:x="21.698cm" svg:y="3cm">
            <text:p text:style-name="P3"><text:span text:style-name="T2">Locations are used to </text:span></text:p>
            <text:p text:style-name="P3"><text:span text:style-name="T2">sort items in notes.</text:span></text:p>
          </draw:rect>
        </draw:g>
        <draw:g>
          <draw:rect draw:style-name="gr3" draw:text-style-name="P2" draw:layer="layout" svg:width="4cm" svg:height="0.5cm" svg:x="21.698cm" svg:y="12.5cm">
            <text:p text:style-name="P1"><text:span text:style-name="T1">Checkin</text:span></text:p>
          </draw:rect>
          <draw:rect draw:style-name="gr4" draw:text-style-name="P4" draw:layer="layout" svg:width="4cm" svg:height="3.5cm" svg:x="21.698cm" svg:y="13cm">
            <text:p text:style-name="P3"><text:span text:style-name="T2">If a user enters a </text:span></text:p>
            <text:p text:style-name="P3"><text:span text:style-name="T2">venue, he automatically</text:span></text:p>
            <text:p text:style-name="P3"><text:span text:style-name="T2">checks in. The nearest</text:span></text:p>
            <text:p text:style-name="P3"><text:span text:style-name="T2">location is used or</text:span></text:p>
            <text:p text:style-name="P3"><text:span text:style-name="T2">a new location is </text:span></text:p>
            <text:p text:style-name="P3"><text:span text:style-name="T2">created if it doesn't</text:span></text:p>
            <text:p text:style-name="P3"><text:span text:style-name="T2">exist yet.</text:span></text:p>
          </draw:rect>
        </draw:g>
        <draw:g>
          <draw:rect draw:style-name="gr1" draw:text-style-name="P2" draw:layer="layout" svg:width="4cm" svg:height="0.5cm" svg:x="21.698cm" svg:y="7.5cm">
            <text:p text:style-name="P1"><text:span text:style-name="T1">ItemIndex</text:span></text:p>
          </draw:rect>
          <draw:rect draw:style-name="gr2" draw:text-style-name="P4" draw:layer="layout" svg:width="4cm" svg:height="3.5cm" svg:x="21.698cm" svg:y="8cm">
            <text:p text:style-name="P3"><text:span text:style-name="T2">The index of an item at</text:span></text:p>
            <text:p text:style-name="P3"><text:span text:style-name="T2">a specific location. </text:span></text:p>
            <text:p text:style-name="P3"><text:span text:style-name="T2">Independent from the</text:span></text:p>
            <text:p text:style-name="P3"><text:span text:style-name="T2">note.</text:span></text:p>
            <text:p text:style-name="P3"><text:span text:style-name="T2">Required to sort the </text:span></text:p>
            <text:p text:style-name="P3"><text:span text:style-name="T2">note depending on</text:span></text:p>
            <text:p text:style-name="P3"><text:span text:style-name="T2">location.</text:span></text:p>
          </draw:rect>
        </draw:g>
        <draw:g>
          <draw:rect draw:style-name="gr3" draw:text-style-name="P2" draw:layer="layout" svg:width="4cm" svg:height="0.5cm" svg:x="16.698cm" svg:y="12.5cm">
            <text:p text:style-name="P1"><text:span text:style-name="T1">Tick</text:span></text:p>
          </draw:rect>
          <draw:rect draw:style-name="gr4" draw:text-style-name="P4" draw:layer="layout" svg:width="4cm" svg:height="3.5cm" svg:x="16.698cm" svg:y="13cm">
            <text:p text:style-name="P3"><text:span text:style-name="T2">Logs a tick of a user</text:span></text:p>
            <text:p text:style-name="P3"><text:span text:style-name="T2">on a NoteItem.</text:span></text:p>
          </draw:rect>
        </draw:g>
        <draw:g>
          <draw:rect draw:style-name="gr1" draw:text-style-name="P2" draw:layer="layout" svg:width="4cm" svg:height="0.5cm" svg:x="6.698cm" svg:y="12.5cm">
            <text:p text:style-name="P1"><text:span text:style-name="T1">UserProfile</text:span></text:p>
          </draw:rect>
          <draw:rect draw:style-name="gr2" draw:text-style-name="P4" draw:layer="layout" svg:width="4cm" svg:height="3.5cm" svg:x="6.698cm" svg:y="13cm">
            <text:p text:style-name="P3"><text:span text:style-name="T2">Details of the user</text:span></text:p>
            <text:p text:style-name="P3"><text:span text:style-name="T2">profile. As users can</text:span></text:p>
            <text:p text:style-name="P3"><text:span text:style-name="T2">use the application</text:span></text:p>
            <text:p text:style-name="P3"><text:span text:style-name="T2">without registration,</text:span></text:p>
            <text:p text:style-name="P3"><text:span text:style-name="T2">it contains basic</text:span></text:p>
            <text:p text:style-name="P3"><text:span text:style-name="T2">user information.</text:span></text:p>
          </draw:rect>
        </draw:g>
        <draw:frame draw:style-name="gr5" draw:text-style-name="P5" draw:layer="layout" svg:width="1.226cm" svg:height="0.645cm" svg:x="13.085cm" svg:y="1cm">
          <draw:text-box>
            <text:p><text:span text:style-name="T3">Item</text:span></text:p>
          </draw:text-box>
        </draw:frame>
        <draw:frame draw:style-name="gr5" draw:text-style-name="P6" draw:layer="layout" svg:width="1.285cm" svg:height="0.645cm" svg:x="18.056cm" svg:y="1cm">
          <draw:text-box>
            <text:p text:style-name="P1"><text:span text:style-name="T3">Note</text:span></text:p>
          </draw:text-box>
        </draw:frame>
        <draw:frame draw:style-name="gr5" draw:text-style-name="P6" draw:layer="layout" svg:width="1.971cm" svg:height="0.645cm" svg:x="22.713cm" svg:y="1.001cm">
          <draw:text-box>
            <text:p text:style-name="P1"><text:span text:style-name="T3">Location</text:span></text:p>
          </draw:text-box>
        </draw:frame>
        <draw:frame draw:style-name="gr5" draw:text-style-name="P5" draw:layer="layout" svg:width="1.285cm" svg:height="0.645cm" svg:x="8.056cm" svg:y="1.001cm">
          <draw:text-box>
            <text:p><text:span text:style-name="T3">User</text:span></text:p>
          </draw:text-box>
        </draw:frame>
        <draw:frame draw:style-name="gr6" draw:layer="layout" svg:width="4cm" svg:height="2.5cm" svg:x="21.698cm" svg:y="17.5cm">
          <draw:text-box>
            <text:p>Checkin</text:p>
            <text:p>Sort NoteItems</text:p>
            <text:p>Tick</text:p>
            <text:p>Delete ItemIndex</text:p>
          </draw:text-box>
        </draw:frame>
        <draw:frame draw:style-name="gr6" draw:layer="layout" svg:width="4cm" svg:height="2.5cm" svg:x="16.698cm" svg:y="17.5cm">
          <draw:text-box>
            <text:p>Create Note</text:p>
            <text:p>Delete Note</text:p>
            <text:p>Add or remove Item (=create NoteItem)</text:p>
            <text:p>Delete NoteItem</text:p>
          </draw:text-box>
        </draw:frame>
        <draw:frame draw:style-name="gr6" draw:layer="layout" svg:width="4cm" svg:height="2.5cm" svg:x="11.698cm" svg:y="17.5cm">
          <draw:text-box>
            <text:p>Create Item</text:p>
            <text:p>Delete Item</text:p>
          </draw:text-box>
        </draw:frame>
        <draw:frame draw:style-name="gr6" draw:layer="layout" svg:width="4cm" svg:height="2.5cm" svg:x="6.698cm" svg:y="17.5cm">
          <draw:text-box>
            <text:p>Login</text:p>
          </draw:text-box>
        </draw:frame>
        <draw:frame draw:style-name="gr5" draw:text-style-name="P7" draw:layer="layout" svg:width="1.984cm" svg:height="0.721cm" svg:x="2.758cm" svg:y="1cm">
          <draw:text-box>
            <text:p><text:span text:style-name="T4">Module</text:span></text:p>
          </draw:text-box>
        </draw:frame>
        <draw:frame draw:style-name="gr5" draw:text-style-name="P9" draw:layer="layout" svg:width="1.421cm" svg:height="0.721cm" svg:x="3.321cm" svg:y="2.5cm">
          <draw:text-box>
            <text:p text:style-name="P8"><text:span text:style-name="T4">Data</text:span></text:p>
          </draw:text-box>
        </draw:frame>
        <draw:frame draw:style-name="gr5" draw:text-style-name="P9" draw:layer="layout" svg:width="2.242cm" svg:height="0.721cm" svg:x="2.5cm" svg:y="17.5cm">
          <draw:text-box>
            <text:p text:style-name="P8"><text:span text:style-name="T4">Services</text:span></text:p>
          </draw:text-box>
        </draw:frame>
        <draw:line draw:style-name="gr7" draw:text-style-name="P1" draw:layer="layout" svg:x1="28.7cm" svg:y1="2cm" svg:x2="1cm" svg:y2="2cm">
          <text:p/>
        </draw:line>
        <draw:line draw:style-name="gr7" draw:text-style-name="P1" draw:layer="layout" svg:x1="28.7cm" svg:y1="17cm" svg:x2="1cm" svg:y2="17cm">
          <text:p/>
        </draw:line>
        <draw:line draw:style-name="gr7" draw:text-style-name="P1" draw:layer="layout" svg:x1="5.5cm" svg:y1="1cm" svg:x2="5.5cm" svg:y2="20cm">
          <text:p/>
        </draw:line>
      </draw:page>
      <draw:page draw:name="Execution Flow" draw:style-name="dp1" draw:master-page-name="Standard">
        <draw:rect draw:style-name="gr8" draw:text-style-name="P10" xml:id="id1" draw:id="id1" draw:layer="layout" svg:width="4cm" svg:height="3cm" svg:x="6.499cm" svg:y="5cm">
          <text:p text:style-name="P1"><text:span text:style-name="T5">Index</text:span></text:p>
        </draw:rect>
        <draw:rect draw:style-name="gr8" draw:text-style-name="P10" xml:id="id4" draw:id="id4" draw:layer="layout" svg:width="4cm" svg:height="3cm" svg:x="12.999cm" svg:y="5cm">
          <text:p text:style-name="P1"><text:span text:style-name="T5">Note</text:span></text:p>
        </draw:rect>
        <draw:rect draw:style-name="gr8" draw:text-style-name="P10" xml:id="id7" draw:id="id7" draw:layer="layout" svg:width="4cm" svg:height="3cm" svg:x="21.5cm" svg:y="5cm">
          <text:p text:style-name="P1"><text:span text:style-name="T5">Edit</text:span></text:p>
        </draw:rect>
        <draw:custom-shape draw:style-name="gr9" draw:text-style-name="P1" draw:layer="layout" svg:width="1cm" svg:height="1cm" svg:x="9.499cm" svg:y="5cm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custom-shape draw:style-name="gr9" draw:text-style-name="P1" draw:layer="layout" svg:width="1cm" svg:height="1cm" svg:x="24.5cm" svg:y="5cm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custom-shape draw:style-name="gr9" draw:text-style-name="P1" draw:layer="layout" svg:width="1cm" svg:height="1cm" svg:x="15.999cm" svg:y="5cm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custom-shape draw:style-name="gr10" draw:text-style-name="P1" draw:layer="layout" svg:width="-1cm" svg:height="-1cm" svg:x="10.499cm" svg:y="6cm">
          <text:p/>
          <draw:enhanced-geometry svg:viewBox="0 0 21600 21600" draw:mirror-horizontal="false" draw:mirror-vertical="false" draw:glue-points="10800 0 5400 10800 0 21600 10800 21600 21600 21600 16200 10800" draw:text-areas="1900 12700 12700 19700" draw:type="right-triangle" draw:enhanced-path="M 0 0 L 21600 21600 0 21600 0 0 Z N"/>
        </draw:custom-shape>
        <draw:custom-shape draw:style-name="gr10" draw:text-style-name="P1" draw:layer="layout" svg:width="-1cm" svg:height="-1cm" svg:x="25.5cm" svg:y="6cm">
          <text:p/>
          <draw:enhanced-geometry svg:viewBox="0 0 21600 21600" draw:mirror-horizontal="false" draw:mirror-vertical="false" draw:glue-points="10800 0 5400 10800 0 21600 10800 21600 21600 21600 16200 10800" draw:text-areas="1900 12700 12700 19700" draw:type="right-triangle" draw:enhanced-path="M 0 0 L 21600 21600 0 21600 0 0 Z N"/>
        </draw:custom-shape>
        <draw:custom-shape draw:style-name="gr10" draw:text-style-name="P1" draw:layer="layout" svg:width="-1cm" svg:height="-1cm" svg:x="16.999cm" svg:y="6cm">
          <text:p/>
          <draw:enhanced-geometry svg:viewBox="0 0 21600 21600" draw:mirror-horizontal="false" draw:mirror-vertical="false" draw:glue-points="10800 0 5400 10800 0 21600 10800 21600 21600 21600 16200 10800" draw:text-areas="1900 12700 12700 19700" draw:type="right-triangle" draw:enhanced-path="M 0 0 L 21600 21600 0 21600 0 0 Z N"/>
        </draw:custom-shape>
        <draw:rect draw:style-name="gr11" draw:text-style-name="P11" xml:id="id15" draw:id="id15" draw:layer="layout" svg:width="4cm" svg:height="2.5cm" svg:x="6.999cm" svg:y="1.5cm">
          <text:p text:style-name="P1"><text:span text:style-name="T6">Display a list of all</text:span></text:p>
          <text:p text:style-name="P1"><text:span text:style-name="T6">notes and provide a</text:span></text:p>
          <text:p text:style-name="P1"><text:span text:style-name="T6">textfield to create a </text:span></text:p>
          <text:p text:style-name="P1"><text:span text:style-name="T6">new note.</text:span></text:p>
        </draw:rect>
        <draw:rect draw:style-name="gr11" draw:text-style-name="P11" xml:id="id16" draw:id="id16" draw:layer="layout" svg:width="4cm" svg:height="2.5cm" svg:x="13.499cm" svg:y="1.5cm">
          <text:p text:style-name="P1"><text:span text:style-name="T6">Display all items of the </text:span></text:p>
          <text:p text:style-name="P1"><text:span text:style-name="T6">note. Items are shown</text:span></text:p>
          <text:p text:style-name="P1"><text:span text:style-name="T6">in ticked and non-ticked</text:span></text:p>
          <text:p text:style-name="P1"><text:span text:style-name="T6">state.</text:span></text:p>
        </draw:rect>
        <draw:rect draw:style-name="gr11" draw:text-style-name="P11" xml:id="id17" draw:id="id17" draw:layer="layout" svg:width="4cm" svg:height="2.5cm" svg:x="22cm" svg:y="1.5cm">
          <text:p text:style-name="P1"><text:span text:style-name="T6">Select or de-select items</text:span></text:p>
          <text:p text:style-name="P1"><text:span text:style-name="T6">for the note. Create new</text:span></text:p>
          <text:p text:style-name="P1"><text:span text:style-name="T6">items. Enter attributes</text:span></text:p>
          <text:p text:style-name="P1"><text:span text:style-name="T6">fore each item (e.g.</text:span></text:p>
          <text:p text:style-name="P1"><text:span text:style-name="T6">quantity).</text:span></text:p>
        </draw:rect>
        <draw:custom-shape draw:style-name="gr12" draw:text-style-name="P1" xml:id="id2" draw:id="id2" draw:layer="layout" svg:width="3cm" svg:height="1.5cm" svg:x="4cm" svg:y="13cm">
          <text:p text:style-name="P1">New note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13" draw:text-style-name="P1" draw:layer="layout" draw:type="lines" svg:x1="8.499cm" svg:y1="8cm" svg:x2="7cm" svg:y2="13.75cm" draw:start-shape="id1" draw:start-glue-point="2" draw:end-shape="id2" svg:d="m8499 8000v501l-997 5249h-502">
          <text:p/>
        </draw:connector>
        <draw:connector draw:style-name="gr13" draw:text-style-name="P1" draw:layer="layout" draw:type="lines" svg:x1="5.5cm" svg:y1="13cm" svg:x2="6.499cm" svg:y2="6.5cm" draw:start-shape="id2" draw:start-glue-point="0" draw:end-shape="id1" draw:end-glue-point="3" svg:d="m5500 13000v-501l498-5999h501">
          <text:p/>
        </draw:connector>
        <draw:custom-shape draw:style-name="gr12" draw:text-style-name="P1" xml:id="id3" draw:id="id3" draw:layer="layout" svg:width="3cm" svg:height="1.5cm" svg:x="8.499cm" svg:y="13cm">
          <text:p text:style-name="P1">Show note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13" draw:text-style-name="P1" draw:layer="layout" draw:type="lines" draw:line-skew="0.499cm" svg:x1="8.499cm" svg:y1="8cm" svg:x2="8.499cm" svg:y2="13.75cm" draw:start-shape="id1" draw:start-glue-point="2" draw:end-shape="id3" draw:end-glue-point="3" svg:d="m8499 8000v1000l-501 4750h501">
          <text:p/>
        </draw:connector>
        <draw:connector draw:style-name="gr13" draw:text-style-name="P1" draw:layer="layout" draw:type="lines" draw:line-skew="0cm -0.499cm" svg:x1="9.999cm" svg:y1="13cm" svg:x2="12.999cm" svg:y2="6.5cm" draw:start-shape="id3" draw:start-glue-point="0" draw:end-shape="id4" draw:end-glue-point="3" svg:d="m9999 13000v-501l2000-5999h1000">
          <text:p/>
        </draw:connector>
        <draw:custom-shape draw:style-name="gr12" draw:text-style-name="P1" xml:id="id5" draw:id="id5" draw:layer="layout" svg:width="3cm" svg:height="1.5cm" svg:x="12.499cm" svg:y="13cm">
          <text:p text:style-name="P1">Tick item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13" draw:text-style-name="P1" draw:layer="layout" draw:type="lines" svg:x1="14.999cm" svg:y1="8cm" svg:x2="13.999cm" svg:y2="13cm" draw:start-shape="id4" draw:start-glue-point="2" draw:end-shape="id5" draw:end-glue-point="0" svg:d="m14999 8000v501l-1000 3998v501">
          <text:p/>
        </draw:connector>
        <draw:connector draw:style-name="gr13" draw:text-style-name="P1" draw:layer="layout" draw:type="lines" svg:x1="12.499cm" svg:y1="13.75cm" svg:x2="12.999cm" svg:y2="6.5cm" draw:start-shape="id5" draw:start-glue-point="3" draw:end-shape="id4" draw:end-glue-point="3" svg:d="m12499 13750h-501l500-7250h501">
          <text:p/>
        </draw:connector>
        <draw:custom-shape draw:style-name="gr12" draw:text-style-name="P1" xml:id="id6" draw:id="id6" draw:layer="layout" svg:width="3cm" svg:height="1.5cm" svg:x="16.499cm" svg:y="18cm">
          <text:p text:style-name="P1">Delete note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13" draw:text-style-name="P1" draw:layer="layout" draw:type="lines" draw:line-skew="-13.499cm -2.998cm" svg:x1="16.499cm" svg:y1="18.75cm" svg:x2="6.499cm" svg:y2="6.5cm" draw:start-shape="id6" draw:start-glue-point="3" draw:end-shape="id1" draw:end-glue-point="3" svg:d="m16499 18750h-14000l501-12250h3499">
          <text:p/>
        </draw:connector>
        <draw:connector draw:style-name="gr13" draw:text-style-name="P1" draw:layer="layout" draw:type="lines" draw:line-skew="0.999cm 6.499cm" svg:x1="25.5cm" svg:y1="6.5cm" svg:x2="19.499cm" svg:y2="18.75cm" draw:start-shape="id7" draw:start-glue-point="1" draw:end-shape="id6" draw:end-glue-point="1" svg:d="m25500 6500h1500l-500 12250h-7001">
          <text:p/>
        </draw:connector>
        <draw:custom-shape draw:style-name="gr12" draw:text-style-name="P1" xml:id="id8" draw:id="id8" draw:layer="layout" svg:width="3cm" svg:height="1.5cm" svg:x="16.499cm" svg:y="13cm">
          <text:p text:style-name="P1">Edit note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13" draw:text-style-name="P1" draw:layer="layout" draw:type="lines" draw:line-skew="0.499cm" svg:x1="14.999cm" svg:y1="8cm" svg:x2="16.499cm" svg:y2="13.75cm" draw:start-shape="id4" draw:start-glue-point="2" draw:end-shape="id8" draw:end-glue-point="3" svg:d="m14999 8000v1000l999 4750h501">
          <text:p/>
        </draw:connector>
        <draw:connector draw:style-name="gr13" draw:text-style-name="P1" draw:layer="layout" draw:type="lines" draw:line-skew="0cm -1cm" svg:x1="17.999cm" svg:y1="13cm" svg:x2="21.5cm" svg:y2="6.5cm" draw:start-shape="id8" draw:start-glue-point="0" draw:end-shape="id7" draw:end-glue-point="3" svg:d="m17999 13000v-501l2000-5999h1501">
          <text:p/>
        </draw:connector>
        <draw:custom-shape draw:style-name="gr12" draw:text-style-name="P1" xml:id="id9" draw:id="id9" draw:layer="layout" svg:width="3cm" svg:height="1.5cm" svg:x="4cm" svg:y="16.5cm">
          <text:p text:style-name="P1">Show all </text:p>
          <text:p text:style-name="P1">notes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13" draw:text-style-name="P1" draw:layer="layout" draw:type="lines" draw:line-skew="-0.499cm -2.498cm" svg:x1="4cm" svg:y1="17.25cm" svg:x2="6.499cm" svg:y2="6.5cm" draw:start-shape="id9" draw:start-glue-point="3" draw:end-shape="id1" draw:end-glue-point="3" svg:d="m4000 17250h-1000l500-10750h2999">
          <text:p/>
        </draw:connector>
        <draw:connector draw:style-name="gr13" draw:text-style-name="P1" draw:layer="layout" draw:type="lines" draw:line-skew="0cm 7.498cm" svg:x1="16.999cm" svg:y1="6.5cm" svg:x2="7cm" svg:y2="17.25cm" draw:start-shape="id4" draw:start-glue-point="1" draw:end-shape="id9" draw:end-glue-point="1" svg:d="m16999 6500h501l-2500 10750h-8000">
          <text:p/>
        </draw:connector>
        <draw:connector draw:style-name="gr13" draw:text-style-name="P1" draw:layer="layout" draw:type="lines" draw:line-skew="0.499cm 18.498cm" svg:x1="25.5cm" svg:y1="6.5cm" svg:x2="7cm" svg:y2="17.25cm" draw:start-shape="id7" draw:start-glue-point="1" draw:end-shape="id9" draw:end-glue-point="1" svg:d="m25500 6500h1000l-500 10750h-19000">
          <text:p/>
        </draw:connector>
        <draw:custom-shape draw:style-name="gr12" draw:text-style-name="P1" xml:id="id10" draw:id="id10" draw:layer="layout" svg:width="3cm" svg:height="1.5cm" svg:x="16.499cm" svg:y="15cm">
          <text:p text:style-name="P1">Back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13" draw:text-style-name="P1" draw:layer="layout" draw:type="lines" draw:line-skew="-3.999cm 0.001cm" svg:x1="16.499cm" svg:y1="15.75cm" svg:x2="12.999cm" svg:y2="6.5cm" draw:start-shape="id10" draw:start-glue-point="3" draw:end-shape="id4" draw:end-glue-point="3" svg:d="m16499 15750h-4500l500-9250h500">
          <text:p/>
        </draw:connector>
        <draw:connector draw:style-name="gr13" draw:text-style-name="P1" draw:layer="layout" draw:type="lines" draw:line-skew="0cm 5.499cm" svg:x1="25.5cm" svg:y1="6.5cm" svg:x2="19.499cm" svg:y2="15.75cm" draw:start-shape="id7" draw:start-glue-point="1" draw:end-shape="id10" draw:end-glue-point="1" svg:d="m25500 6500h501l-501 9250h-6001">
          <text:p/>
        </draw:connector>
        <draw:custom-shape draw:style-name="gr12" draw:text-style-name="P1" xml:id="id11" draw:id="id11" draw:layer="layout" svg:width="3cm" svg:height="1.5cm" svg:x="20.5cm" svg:y="13cm">
          <text:p text:style-name="P1">New item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13" draw:text-style-name="P1" draw:layer="layout" draw:type="lines" draw:line-skew="0cm -0.003cm" svg:x1="23.5cm" svg:y1="8cm" svg:x2="23.5cm" svg:y2="13.75cm" draw:start-shape="id7" draw:start-glue-point="2" draw:end-shape="id11" draw:end-glue-point="1" svg:d="m23500 8000v501l499 5249h-499">
          <text:p/>
        </draw:connector>
        <draw:connector draw:style-name="gr13" draw:text-style-name="P1" draw:layer="layout" draw:type="lines" draw:line-skew="0.001cm -0.499cm" svg:x1="20.5cm" svg:y1="13.75cm" svg:x2="21.5cm" svg:y2="6.5cm" draw:start-shape="id11" draw:start-glue-point="3" draw:end-shape="id7" draw:end-glue-point="3" svg:d="m20500 13750h-500l500-7250h1000">
          <text:p/>
        </draw:connector>
        <draw:custom-shape draw:style-name="gr12" draw:text-style-name="P1" xml:id="id12" draw:id="id12" draw:layer="layout" svg:width="3cm" svg:height="1.5cm" svg:x="20.5cm" svg:y="11cm">
          <text:p text:style-name="P1">Add item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13" draw:text-style-name="P1" draw:layer="layout" draw:type="lines" svg:x1="23.5cm" svg:y1="8cm" svg:x2="23.5cm" svg:y2="11.75cm" draw:start-shape="id7" draw:start-glue-point="2" draw:end-shape="id12" draw:end-glue-point="1" svg:d="m23500 8000v501l502 3249h-502">
          <text:p/>
        </draw:connector>
        <draw:connector draw:style-name="gr13" draw:text-style-name="P1" draw:layer="layout" draw:type="lines" draw:line-skew="0cm -0.499cm" svg:x1="20.5cm" svg:y1="11.75cm" svg:x2="21.5cm" svg:y2="6.5cm" draw:start-shape="id12" draw:start-glue-point="3" draw:end-shape="id7" draw:end-glue-point="3" svg:d="m20500 11750h-501l501-5250h1000">
          <text:p/>
        </draw:connector>
        <draw:custom-shape draw:style-name="gr12" draw:text-style-name="P1" xml:id="id13" draw:id="id13" draw:layer="layout" svg:width="3cm" svg:height="1.5cm" svg:x="20.5cm" svg:y="9cm">
          <text:p text:style-name="P1">Remove item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13" draw:text-style-name="P1" draw:layer="layout" draw:type="lines" svg:x1="23.5cm" svg:y1="8cm" svg:x2="23.5cm" svg:y2="9.75cm" draw:start-shape="id7" draw:start-glue-point="2" draw:end-shape="id13" draw:end-glue-point="1" svg:d="m23500 8000v501l502 1249h-502">
          <text:p/>
        </draw:connector>
        <draw:connector draw:style-name="gr13" draw:text-style-name="P1" draw:layer="layout" draw:type="lines" draw:line-skew="0cm -0.499cm" svg:x1="20.5cm" svg:y1="9.75cm" svg:x2="21.5cm" svg:y2="6.5cm" draw:start-shape="id13" draw:start-glue-point="3" draw:end-shape="id7" draw:end-glue-point="3" svg:d="m20500 9750h-501l501-3250h1000">
          <text:p/>
        </draw:connector>
        <draw:custom-shape draw:style-name="gr12" draw:text-style-name="P1" xml:id="id14" draw:id="id14" draw:layer="layout" svg:width="3cm" svg:height="1.5cm" svg:x="17.999cm" svg:y="3.5cm">
          <text:p text:style-name="P1">Change </text:p>
          <text:p text:style-name="P1">attribute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13" draw:text-style-name="P1" draw:layer="layout" draw:type="lines" svg:x1="23.5cm" svg:y1="5cm" svg:x2="20.999cm" svg:y2="4.25cm" draw:start-shape="id7" draw:start-glue-point="0" draw:end-shape="id14" svg:d="m23500 5000v-501l-1999-249h-502">
          <text:p/>
        </draw:connector>
        <draw:connector draw:style-name="gr13" draw:text-style-name="P1" draw:layer="layout" draw:type="lines" draw:line-skew="0cm -0.5cm" svg:x1="19.499cm" svg:y1="5cm" svg:x2="21.5cm" svg:y2="6.5cm" draw:start-shape="id14" draw:end-shape="id7" draw:end-glue-point="3" svg:d="m19499 5000v502l1000 998h1001">
          <text:p/>
        </draw:connector>
        <draw:connector draw:style-name="gr14" draw:text-style-name="P1" draw:layer="layout" draw:type="line" svg:x1="8.499cm" svg:y1="5cm" svg:x2="8.999cm" svg:y2="4cm" draw:start-shape="id1" draw:start-glue-point="0" draw:end-shape="id15" draw:end-glue-point="2" svg:d="m8499 5000 500-1000">
          <text:p/>
        </draw:connector>
        <draw:connector draw:style-name="gr14" draw:text-style-name="P1" draw:layer="layout" draw:type="line" svg:x1="14.999cm" svg:y1="5cm" svg:x2="15.499cm" svg:y2="4cm" draw:start-shape="id4" draw:start-glue-point="0" draw:end-shape="id16" draw:end-glue-point="2" svg:d="m14999 5000 500-1000">
          <text:p/>
        </draw:connector>
        <draw:connector draw:style-name="gr14" draw:text-style-name="P1" draw:layer="layout" draw:type="line" svg:x1="23.5cm" svg:y1="5cm" svg:x2="24cm" svg:y2="4cm" draw:start-shape="id7" draw:start-glue-point="0" draw:end-shape="id17" svg:d="m23500 5000 500-1000">
          <text:p/>
        </draw:connector>
      </draw:page>
      <draw:page draw:name="Screen Metrics" draw:style-name="dp1" draw:master-page-name="Standard">
        <draw:line draw:style-name="gr7" draw:text-style-name="P12" draw:layer="layout" svg:x1="22.5cm" svg:y1="9.52cm" svg:x2="24cm" svg:y2="9.52cm">
          <text:p/>
        </draw:line>
        <draw:rect draw:style-name="gr15" draw:text-style-name="P14" draw:layer="layout" svg:width="12.5cm" svg:height="1.88cm" svg:x="9cm" svg:y="7.64cm">
          <text:p text:style-name="P13"><text:span text:style-name="T7">Create new list</text:span></text:p>
        </draw:rect>
        <draw:frame draw:style-name="gr5" draw:text-style-name="P15" draw:layer="layout" svg:width="4.939cm" svg:height="0.602cm" svg:x="1.061cm" svg:y="1cm">
          <draw:text-box>
            <text:p><text:span text:style-name="T8">Factor: 0,039130434782609</text:span></text:p>
          </draw:text-box>
        </draw:frame>
        <draw:frame draw:style-name="gr5" draw:text-style-name="P15" draw:layer="layout" svg:width="4.388cm" svg:height="2.006cm" svg:x="1.5cm" svg:y="4cm">
          <draw:text-box>
            <text:p><text:span text:style-name="T8">Font-size: 20px</text:span></text:p>
            <text:p><text:span text:style-name="T8">Padding horizontal: 14px</text:span></text:p>
            <text:p><text:span text:style-name="T8">Padding vertical: 10px</text:span></text:p>
            <text:p><text:span text:style-name="T8">Font-family: Helvetica</text:span></text:p>
            <text:p><text:span text:style-name="T8"/></text:p>
          </draw:text-box>
        </draw:frame>
        <draw:rect draw:style-name="gr16" draw:text-style-name="P16" draw:layer="layout" svg:width="12.5cm" svg:height="1.88cm" svg:x="9cm" svg:y="2cm">
          <text:p text:style-name="P13"><text:span text:style-name="T9">LISTS</text:span><text:span text:style-name="T9"><text:tab/></text:span><text:span text:style-name="T10">EDIT</text:span></text:p>
        </draw:rect>
        <draw:rect draw:style-name="gr15" draw:text-style-name="P17" draw:layer="layout" svg:width="12.5cm" svg:height="1.88cm" svg:x="9cm" svg:y="3.88cm">
          <text:p text:style-name="P13"><text:span text:style-name="T11">Einkaufszettel</text:span></text:p>
        </draw:rect>
        <draw:rect draw:style-name="gr15" draw:text-style-name="P17" draw:layer="layout" svg:width="12.5cm" svg:height="1.88cm" svg:x="9cm" svg:y="5.76cm">
          <text:p text:style-name="P13"><text:span text:style-name="T11">Metro Liste</text:span></text:p>
        </draw:rect>
        <draw:rect draw:style-name="gr17" draw:text-style-name="P12" draw:layer="layout" svg:width="12.5cm" svg:height="18cm" svg:x="9cm" svg:y="2cm">
          <text:p/>
        </draw:rect>
        <draw:line draw:style-name="gr18" draw:text-style-name="P12" draw:layer="layout" svg:x1="9cm" svg:y1="7.64cm" svg:x2="21.52cm" svg:y2="7.64cm">
          <text:p/>
        </draw:line>
        <draw:line draw:style-name="gr18" draw:text-style-name="P12" draw:layer="layout" svg:x1="9cm" svg:y1="5.76cm" svg:x2="21.52cm" svg:y2="5.76cm">
          <text:p/>
        </draw:line>
        <draw:rect draw:style-name="gr17" draw:text-style-name="P12" draw:layer="layout" svg:width="12.5cm" svg:height="18cm" svg:x="9cm" svg:y="2cm">
          <text:p/>
        </draw:rect>
        <draw:rect draw:style-name="gr19" draw:text-style-name="P1" draw:layer="layout" svg:width="13.5cm" svg:height="2.5cm" svg:x="8.5cm" svg:y="1.5cm">
          <text:p/>
        </draw:rect>
        <draw:rect draw:style-name="gr19" draw:text-style-name="P1" draw:layer="layout" svg:width="13.5cm" svg:height="4cm" svg:x="8.5cm" svg:y="4cm">
          <text:p/>
        </draw:rect>
        <draw:rect draw:style-name="gr19" draw:text-style-name="P1" draw:layer="layout" svg:width="13.5cm" svg:height="1.5cm" svg:x="8.5cm" svg:y="8cm">
          <text:p/>
        </draw:rect>
      </draw:page>
      <draw:page draw:name="page4" draw:style-name="dp1" draw:master-page-name="Standard">
        <draw:rect draw:style-name="gr15" draw:text-style-name="P14" draw:layer="layout" svg:width="12.5cm" svg:height="1.88cm" svg:x="9cm" svg:y="7.64cm">
          <text:p text:style-name="P13"><text:span text:style-name="T7">Create new item</text:span></text:p>
        </draw:rect>
        <draw:frame draw:style-name="gr5" draw:text-style-name="P18" draw:layer="layout" svg:width="4.939cm" svg:height="0.602cm" svg:x="1.061cm" svg:y="1cm">
          <draw:text-box>
            <text:p><text:span text:style-name="T12">Factor: 0,039130434782609</text:span></text:p>
          </draw:text-box>
        </draw:frame>
        <draw:frame draw:style-name="gr5" draw:text-style-name="P18" draw:layer="layout" svg:width="4.388cm" svg:height="2.006cm" svg:x="1.5cm" svg:y="4cm">
          <draw:text-box>
            <text:p><text:span text:style-name="T12">Font-size: 20px</text:span></text:p>
            <text:p><text:span text:style-name="T12">Padding horizontal: 14px</text:span></text:p>
            <text:p><text:span text:style-name="T12">Padding vertical: 10px</text:span></text:p>
            <text:p><text:span text:style-name="T12">Font-family: Helvetica</text:span></text:p>
            <text:p><text:span text:style-name="T12"/></text:p>
          </draw:text-box>
        </draw:frame>
        <draw:rect draw:style-name="gr16" draw:text-style-name="P16" draw:layer="layout" svg:width="12.5cm" svg:height="1.88cm" svg:x="9cm" svg:y="2cm">
          <text:p text:style-name="P13"><text:span text:style-name="T9">EINKAUFSZETTEL</text:span><text:span text:style-name="T9"><text:tab/></text:span><text:span text:style-name="T10">DONE</text:span></text:p>
        </draw:rect>
        <draw:rect draw:style-name="gr15" draw:text-style-name="P17" draw:layer="layout" svg:width="12.5cm" svg:height="1.88cm" svg:x="9cm" svg:y="3.88cm">
          <text:p text:style-name="P19"><text:span text:style-name="T13">2l</text:span><text:span text:style-name="T13"><text:tab/></text:span><text:span text:style-name="T11">Milch</text:span></text:p>
        </draw:rect>
        <draw:rect draw:style-name="gr15" draw:text-style-name="P17" draw:layer="layout" svg:width="12.5cm" svg:height="1.88cm" svg:x="9cm" svg:y="5.76cm">
          <text:p text:style-name="P20"><text:span text:style-name="T14">?</text:span><text:span text:style-name="T11"><text:tab/></text:span><text:span text:style-name="T11">Wasser</text:span></text:p>
        </draw:rect>
        <draw:rect draw:style-name="gr17" draw:text-style-name="P12" draw:layer="layout" svg:width="12.5cm" svg:height="18cm" svg:x="9cm" svg:y="2cm">
          <text:p/>
        </draw:rect>
        <draw:line draw:style-name="gr18" draw:text-style-name="P12" draw:layer="layout" svg:x1="9cm" svg:y1="7.64cm" svg:x2="21.52cm" svg:y2="7.64cm">
          <text:p/>
        </draw:line>
        <draw:line draw:style-name="gr18" draw:text-style-name="P12" draw:layer="layout" svg:x1="9cm" svg:y1="5.76cm" svg:x2="21.52cm" svg:y2="5.76cm">
          <text:p/>
        </draw:line>
        <draw:rect draw:style-name="gr17" draw:text-style-name="P12" draw:layer="layout" svg:width="12.5cm" svg:height="18cm" svg:x="9cm" svg:y="2cm">
          <text:p/>
        </draw:rect>
        <draw:custom-shape draw:style-name="gr20" draw:text-style-name="P21" draw:layer="layout" svg:width="11.74cm" svg:height="1.45cm" svg:x="9.38cm" svg:y="9.735cm">
          <text:p text:style-name="P1"><text:span text:style-name="T15">Delete 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21" draw:layer="layout" svg:width="2.62cm" svg:height="1.45cm" svg:x="18.5cm" svg:y="6cm">
          <text:p text:style-name="P1"><text:span text:style-name="T15">Delet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19" draw:text-style-name="P1" draw:layer="layout" svg:width="4cm" svg:height="2.5cm" svg:x="18cm" svg:y="5.5cm">
          <text:p/>
        </draw:rect>
        <draw:rect draw:style-name="gr19" draw:text-style-name="P1" draw:layer="layout" svg:width="13.5cm" svg:height="2cm" svg:x="8.5cm" svg:y="9.5cm">
          <text:p/>
        </draw:rect>
        <draw:rect draw:style-name="gr19" draw:text-style-name="P1" draw:layer="layout" svg:width="4cm" svg:height="2.5cm" svg:x="18cm" svg:y="1.5cm">
          <text:p/>
        </draw:rect>
        <draw:rect draw:style-name="gr19" draw:text-style-name="P1" draw:layer="layout" svg:width="9.5cm" svg:height="2.5cm" svg:x="8.5cm" svg:y="1.5cm">
          <text:p/>
        </draw:rect>
        <draw:rect draw:style-name="gr19" draw:text-style-name="P1" draw:layer="layout" svg:width="7.5cm" svg:height="2.5cm" svg:x="10.5cm" svg:y="5.5cm">
          <text:p/>
        </draw:rect>
        <draw:rect draw:style-name="gr19" draw:text-style-name="P1" draw:layer="layout" svg:width="2cm" svg:height="2.5cm" svg:x="8.5cm" svg:y="5.5cm">
          <text:p/>
        </draw:rect>
        <draw:frame draw:style-name="gr5" draw:text-style-name="P18" draw:layer="layout" svg:width="1.658cm" svg:height="1.304cm" svg:x="22.112cm" svg:y="1.5cm">
          <draw:text-box>
            <text:p><text:span text:style-name="T12">Header</text:span></text:p>
            <text:p><text:span text:style-name="T12">Title</text:span></text:p>
            <text:p><text:span text:style-name="T12">Button</text:span></text:p>
          </draw:text-box>
        </draw:frame>
        <draw:frame draw:style-name="gr5" draw:text-style-name="P18" draw:layer="layout" svg:width="3.249cm" svg:height="1.655cm" svg:x="22.112cm" svg:y="5.5cm">
          <draw:text-box>
            <text:p><text:span text:style-name="T12">List edge-to-edge</text:span></text:p>
            <text:p><text:span text:style-name="T12">Input</text:span></text:p>
            <text:p><text:span text:style-name="T12">Link</text:span></text:p>
            <text:p><text:span text:style-name="T12">Button</text:span></text:p>
          </draw:text-box>
        </draw:frame>
        <draw:frame draw:style-name="gr5" draw:text-style-name="P18" draw:layer="layout" svg:width="3.719cm" svg:height="0.602cm" svg:x="22.112cm" svg:y="9.494cm">
          <draw:text-box>
            <text:p><text:span text:style-name="T12">Button edge-to-edge</text:span></text:p>
          </draw:text-box>
        </draw:frame>
      </draw:page>
      <draw:page draw:name="page5" draw:style-name="dp1" draw:master-page-name="Standard">
        <draw:rect draw:style-name="gr21" draw:text-style-name="P22" draw:layer="layout" svg:width="6.5cm" svg:height="5cm" svg:x="22cm" svg:y="15cm">
          <text:p/>
        </draw:rect>
        <draw:rect draw:style-name="gr21" draw:text-style-name="P22" draw:layer="layout" svg:width="6.5cm" svg:height="5cm" svg:x="15cm" svg:y="15cm">
          <text:p/>
        </draw:rect>
        <draw:rect draw:style-name="gr21" draw:text-style-name="P22" draw:layer="layout" svg:width="6.5cm" svg:height="5cm" svg:x="1cm" svg:y="15cm">
          <text:p/>
        </draw:rect>
        <draw:rect draw:style-name="gr22" draw:text-style-name="P23" draw:layer="layout" svg:width="6.5cm" svg:height="1cm" svg:x="1cm" svg:y="14cm">
          <text:p text:style-name="P1"><text:span text:style-name="T16">ItemService</text:span></text:p>
        </draw:rect>
        <draw:rect draw:style-name="gr22" draw:text-style-name="P22" draw:layer="layout" svg:width="5.5cm" svg:height="1cm" svg:x="1.5cm" svg:y="18.5cm">
          <text:p text:style-name="P1"><text:span text:style-name="T17">ItemDao</text:span></text:p>
        </draw:rect>
        <draw:rect draw:style-name="gr22" draw:text-style-name="P22" draw:layer="layout" svg:width="5.5cm" svg:height="1cm" svg:x="1.5cm" svg:y="17cm">
          <text:p text:style-name="P1"><text:span text:style-name="T17">Item</text:span></text:p>
        </draw:rect>
        <draw:rect draw:style-name="gr23" draw:text-style-name="P22" draw:layer="layout" svg:width="6.5cm" svg:height="5cm" svg:x="8cm" svg:y="15cm">
          <text:p/>
        </draw:rect>
        <draw:rect draw:style-name="gr22" draw:text-style-name="P23" draw:layer="layout" svg:width="6.5cm" svg:height="1cm" svg:x="8cm" svg:y="14cm">
          <text:p text:style-name="P1"><text:span text:style-name="T16">LocationService</text:span></text:p>
        </draw:rect>
        <draw:rect draw:style-name="gr22" draw:text-style-name="P22" draw:layer="layout" svg:width="2.5cm" svg:height="1cm" svg:x="8.5cm" svg:y="18.5cm">
          <text:p text:style-name="P1"><text:span text:style-name="T17">ItemIndexDao</text:span></text:p>
        </draw:rect>
        <draw:rect draw:style-name="gr22" draw:text-style-name="P22" draw:layer="layout" svg:width="2.5cm" svg:height="1cm" svg:x="8.5cm" svg:y="17cm">
          <text:p text:style-name="P1"><text:span text:style-name="T17">ItemIndex</text:span></text:p>
        </draw:rect>
        <draw:rect draw:style-name="gr22" draw:text-style-name="P22" draw:layer="layout" svg:width="5.5cm" svg:height="1cm" svg:x="8.5cm" svg:y="15.5cm">
          <text:p text:style-name="P1"><text:span text:style-name="T17">ItemIndexEngine</text:span></text:p>
        </draw:rect>
        <draw:rect draw:style-name="gr22" draw:text-style-name="P22" draw:layer="layout" svg:width="2.5cm" svg:height="1cm" svg:x="11.5cm" svg:y="18.5cm">
          <text:p text:style-name="P1"><text:span text:style-name="T17">LocationDao</text:span></text:p>
        </draw:rect>
        <draw:rect draw:style-name="gr22" draw:text-style-name="P22" draw:layer="layout" svg:width="2.5cm" svg:height="1cm" svg:x="11.5cm" svg:y="17cm">
          <text:p text:style-name="P1"><text:span text:style-name="T17">Location</text:span></text:p>
        </draw:rect>
        <draw:rect draw:style-name="gr24" draw:text-style-name="P22" draw:layer="layout" svg:width="22.042cm" svg:height="5.391cm" svg:x="1cm" svg:y="6.608cm">
          <text:p/>
        </draw:rect>
        <draw:rect draw:style-name="gr22" draw:text-style-name="P23" draw:layer="layout" svg:width="22.042cm" svg:height="0.719cm" svg:x="1cm" svg:y="6.608cm">
          <text:p text:style-name="P1"><text:span text:style-name="T16">Web</text:span></text:p>
        </draw:rect>
        <draw:rect draw:style-name="gr22" draw:text-style-name="P22" draw:layer="layout" svg:width="21.143cm" svg:height="1.078cm" svg:x="1.449cm" svg:y="10.561cm">
          <text:p text:style-name="P1"><text:span text:style-name="T17">Validation</text:span></text:p>
        </draw:rect>
        <draw:rect draw:style-name="gr22" draw:text-style-name="P22" draw:layer="layout" svg:width="4.949cm" svg:height="1.078cm" svg:x="1.449cm" svg:y="9.124cm">
          <text:p text:style-name="P1"><text:span text:style-name="T17">Edit</text:span></text:p>
        </draw:rect>
        <draw:rect draw:style-name="gr22" draw:text-style-name="P22" draw:layer="layout" svg:width="21.143cm" svg:height="1.078cm" svg:x="1.449cm" svg:y="7.686cm">
          <text:p text:style-name="P1"><text:span text:style-name="T17">Interceptor</text:span></text:p>
        </draw:rect>
        <draw:rect draw:style-name="gr22" draw:text-style-name="P23" draw:layer="layout" svg:width="6.5cm" svg:height="1cm" svg:x="15cm" svg:y="14cm">
          <text:p text:style-name="P1"><text:span text:style-name="T16">NoteService</text:span></text:p>
        </draw:rect>
        <draw:rect draw:style-name="gr22" draw:text-style-name="P22" draw:layer="layout" svg:width="2.5cm" svg:height="1cm" svg:x="15.5cm" svg:y="18.5cm">
          <text:p text:style-name="P1"><text:span text:style-name="T17">NoteItemDao</text:span></text:p>
        </draw:rect>
        <draw:rect draw:style-name="gr22" draw:text-style-name="P22" draw:layer="layout" svg:width="2.5cm" svg:height="1cm" svg:x="15.5cm" svg:y="17cm">
          <text:p text:style-name="P1"><text:span text:style-name="T17">NoteItem</text:span></text:p>
        </draw:rect>
        <draw:rect draw:style-name="gr22" draw:text-style-name="P22" draw:layer="layout" svg:width="2.5cm" svg:height="1cm" svg:x="18.5cm" svg:y="18.5cm">
          <text:p text:style-name="P1"><text:span text:style-name="T17">NoteDao</text:span></text:p>
        </draw:rect>
        <draw:rect draw:style-name="gr22" draw:text-style-name="P22" draw:layer="layout" svg:width="2.5cm" svg:height="1cm" svg:x="18.5cm" svg:y="17cm">
          <text:p text:style-name="P1"><text:span text:style-name="T17">Note</text:span></text:p>
        </draw:rect>
        <draw:rect draw:style-name="gr22" draw:text-style-name="P23" draw:layer="layout" svg:width="6.5cm" svg:height="1cm" svg:x="22cm" svg:y="14cm">
          <text:p text:style-name="P1"><text:span text:style-name="T16">UserService</text:span></text:p>
        </draw:rect>
        <draw:rect draw:style-name="gr22" draw:text-style-name="P22" draw:layer="layout" svg:width="5.5cm" svg:height="1cm" svg:x="22.5cm" svg:y="18.5cm">
          <text:p text:style-name="P1"><text:span text:style-name="T17">UserProfileDao</text:span></text:p>
        </draw:rect>
        <draw:rect draw:style-name="gr22" draw:text-style-name="P22" draw:layer="layout" svg:width="5.5cm" svg:height="1cm" svg:x="22.5cm" svg:y="17cm">
          <text:p text:style-name="P1"><text:span text:style-name="T17">UserProfile</text:span></text:p>
        </draw:rect>
        <draw:rect draw:style-name="gr22" draw:text-style-name="P22" draw:layer="layout" svg:width="4.948cm" svg:height="1.078cm" svg:x="6.848cm" svg:y="9.124cm">
          <text:p text:style-name="P1"><text:span text:style-name="T17">Index</text:span></text:p>
        </draw:rect>
        <draw:rect draw:style-name="gr22" draw:text-style-name="P22" draw:layer="layout" svg:width="4.948cm" svg:height="1.078cm" svg:x="12.246cm" svg:y="9.124cm">
          <text:p text:style-name="P1"><text:span text:style-name="T17">Item</text:span></text:p>
        </draw:rect>
        <draw:rect draw:style-name="gr22" draw:text-style-name="P22" draw:layer="layout" svg:width="4.949cm" svg:height="1.078cm" svg:x="17.643cm" svg:y="9.124cm">
          <text:p text:style-name="P1"><text:span text:style-name="T17">Note</text:span></text:p>
        </draw:rect>
        <draw:rect draw:style-name="gr24" draw:text-style-name="P22" draw:layer="layout" svg:width="27.5cm" svg:height="5cm" svg:x="1cm" svg:y="7cm">
          <text:p/>
        </draw:rect>
        <draw:rect draw:style-name="gr22" draw:text-style-name="P23" draw:layer="layout" svg:width="27.5cm" svg:height="1cm" svg:x="1cm" svg:y="6cm">
          <text:p text:style-name="P1"><text:span text:style-name="T16">Web</text:span></text:p>
        </draw:rect>
        <draw:rect draw:style-name="gr22" draw:text-style-name="P22" draw:layer="layout" svg:width="26.551cm" svg:height="1cm" svg:x="1.449cm" svg:y="10.5cm">
          <text:p text:style-name="P1"><text:span text:style-name="T17">Validation</text:span></text:p>
        </draw:rect>
        <draw:rect draw:style-name="gr22" draw:text-style-name="P22" draw:layer="layout" svg:width="6cm" svg:height="1cm" svg:x="15.168cm" svg:y="9cm">
          <text:p text:style-name="P1"><text:span text:style-name="T17">Edit</text:span></text:p>
        </draw:rect>
        <draw:rect draw:style-name="gr22" draw:text-style-name="P22" draw:layer="layout" svg:width="26.5cm" svg:height="1cm" svg:x="1.5cm" svg:y="7.5cm">
          <text:p text:style-name="P1"><text:span text:style-name="T17">Interceptor</text:span></text:p>
        </draw:rect>
        <draw:rect draw:style-name="gr22" draw:text-style-name="P22" draw:layer="layout" svg:width="6cm" svg:height="1cm" svg:x="1.5cm" svg:y="9cm">
          <text:p text:style-name="P1"><text:span text:style-name="T17">Index</text:span></text:p>
        </draw:rect>
        <draw:rect draw:style-name="gr22" draw:text-style-name="P22" draw:layer="layout" svg:width="6cm" svg:height="1cm" svg:x="22cm" svg:y="9cm">
          <text:p text:style-name="P1"><text:span text:style-name="T17">Item</text:span></text:p>
        </draw:rect>
        <draw:rect draw:style-name="gr22" draw:text-style-name="P22" draw:layer="layout" svg:width="6cm" svg:height="1cm" svg:x="8.334cm" svg:y="9cm">
          <text:p text:style-name="P1"><text:span text:style-name="T17">Note</text:span></text:p>
        </draw:rect>
        <draw:rect draw:style-name="gr25" draw:text-style-name="P22" draw:layer="layout" svg:width="27.5cm" svg:height="2cm" svg:x="1cm" svg:y="2cm">
          <text:p/>
        </draw:rect>
        <draw:rect draw:style-name="gr22" draw:text-style-name="P23" draw:layer="layout" svg:width="27.5cm" svg:height="1cm" svg:x="1cm" svg:y="1cm">
          <text:p text:style-name="P1"><text:span text:style-name="T16">Client</text:span></text:p>
        </draw:rect>
        <draw:rect draw:style-name="gr22" draw:text-style-name="P22" draw:layer="layout" svg:width="8.5cm" svg:height="1cm" svg:x="1.5cm" svg:y="2.5cm">
          <text:p text:style-name="P1"><text:span text:style-name="T17">HTML</text:span></text:p>
        </draw:rect>
        <draw:rect draw:style-name="gr22" draw:text-style-name="P22" draw:layer="layout" svg:width="8.5cm" svg:height="1cm" svg:x="10.5cm" svg:y="2.5cm">
          <text:p text:style-name="P1"><text:span text:style-name="T17">JavaScript</text:span></text:p>
        </draw:rect>
        <draw:rect draw:style-name="gr22" draw:text-style-name="P22" draw:layer="layout" svg:width="8.5cm" svg:height="1cm" svg:x="19.5cm" svg:y="2.5cm">
          <text:p text:style-name="P1"><text:span text:style-name="T17">CSS</text:span></text:p>
        </draw:rect>
        <draw:rect draw:style-name="gr26" draw:text-style-name="P1" draw:layer="layout" svg:width="27.5cm" svg:height="3cm" svg:x="1cm" svg:y="1cm">
          <text:p/>
        </draw:rect>
        <draw:rect draw:style-name="gr26" draw:text-style-name="P1" draw:layer="layout" svg:width="27.5cm" svg:height="6cm" svg:x="1cm" svg:y="6cm">
          <text:p/>
        </draw:rect>
        <draw:rect draw:style-name="gr26" draw:text-style-name="P1" draw:layer="layout" svg:width="6.5cm" svg:height="6cm" svg:x="1cm" svg:y="14cm">
          <text:p/>
        </draw:rect>
        <draw:rect draw:style-name="gr26" draw:text-style-name="P1" draw:layer="layout" svg:width="6.5cm" svg:height="6cm" svg:x="22cm" svg:y="14cm">
          <text:p/>
        </draw:rect>
        <draw:rect draw:style-name="gr26" draw:text-style-name="P1" draw:layer="layout" svg:width="6.5cm" svg:height="6cm" svg:x="15cm" svg:y="14cm">
          <text:p/>
        </draw:rect>
        <draw:rect draw:style-name="gr26" draw:text-style-name="P1" draw:layer="layout" svg:width="6.5cm" svg:height="6cm" svg:x="8cm" svg:y="14cm">
          <text:p/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7" draw:display-name="Gradient 7" draw:style="linear" draw:start-color="#99ccff" draw:end-color="#94bd5e" draw:start-intensity="100%" draw:end-intensity="100%" draw:angle="0" draw:border="0%"/>
    <draw:gradient draw:name="Gradient_20_8" draw:display-name="Gradient 8" draw:style="linear" draw:start-color="#99ccff" draw:end-color="#94bd5e" draw:start-intensity="100%" draw:end-intensity="100%" draw:angle="0" draw:border="0%"/>
    <draw:hatch draw:name="Black_20_45_20_Degrees" draw:display-name="Black 45 Degrees" draw:style="single" draw:color="#000000" draw:distance="0.05cm" draw:rotation="450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  <draw:stroke-dash draw:name="Normal_20_gestrichelt" draw:display-name="Normal gestrichelt" draw:style="rect" draw:dots1="1" draw:dots1-length="300%" draw:distance="300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ffffff" draw:fill-gradient-name="Gradient_20_7" draw:fill-hatch-name="Hatch_20_4" draw:fill-image-name="Bitmape_20_5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0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Moritz Petersen</meta:initial-creator>
    <meta:creation-date>2011-02-13T18:50:31</meta:creation-date>
    <dc:date>2011-03-27T12:31:00</dc:date>
    <dc:creator>Moritz Petersen</dc:creator>
    <meta:editing-duration>P19DT10H49M11S</meta:editing-duration>
    <meta:editing-cycles>41</meta:editing-cycles>
    <meta:generator>OpenOffice.org/3.3$Unix OpenOffice.org_project/330m20$Build-9567</meta:generator>
    <meta:document-statistic meta:object-count="170"/>
  </office:meta>
</office:document-meta>
</file>